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fc92" officeooo:paragraph-rsid="0019fc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) Quando possível, mostre a expressão algébrica equivalente a cada uma das consultas SQL construídas.</text:p>
      <text:p text:style-name="P1"/>
      <text:p text:style-name="P1">I) </text:p>
      <text:p text:style-name="P1"/>
      <text:p text:style-name="P1">II)</text:p>
      <text:p text:style-name="P1"/>
      <text:p text:style-name="P1">V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13:06:27.148410104</meta:creation-date>
    <meta:generator>LibreOffice/5.0.3.2$Linux_X86_64 LibreOffice_project/e5f16313668ac592c1bfb310f4390624e3dbfb75</meta:generator>
    <dc:date>2016-06-18T13:07:45.175828259</dc:date>
    <meta:editing-duration>PT1M18S</meta:editing-duration>
    <meta:editing-cycles>1</meta:editing-cycles>
    <meta:document-statistic meta:table-count="0" meta:image-count="0" meta:object-count="0" meta:page-count="1" meta:paragraph-count="4" meta:word-count="18" meta:character-count="110" meta:non-whitespace-character-count="95"/>
  </office:meta>
</office:document-meta>
</file>